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6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8.52mm" svg:height="107.85mm" svg:x="56.9mm" svg:y="0mm">
            <loext:p draw:notify-on-update-of-ranges="Sheet1.A2:Sheet1.A11 Sheet1.B1:Sheet1.B1 Sheet1.B2:Sheet1.B11 Sheet1.D1:Sheet1.D1 Sheet1.D2:Sheet1.D11 Sheet1.E1:Sheet1.E1 Sheet1.E2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étapes</text:p>
          </table:table-cell>
          <table:table-cell table:style-name="ce1" office:value-type="string" calcext:value-type="string">
            <text:p><text:s/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Réalisé</text:p>
          </table:table-cell>
          <table:table-cell table:style-name="ce1" office:value-type="string" calcext:value-type="string">
            <text:p>Restant à faire</text:p>
          </table:table-cell>
        </table:table-row>
        <table:table-row table:style-name="ro1">
          <table:table-cell office:value-type="string" calcext:value-type="string">
            <text:p>Interface utilisateur</text:p>
          </table:table-cell>
          <table:table-cell table:style-name="ce2" office:value-type="date" office:date-value="2017-02-01" calcext:value-type="date">
            <text:p>01/02/17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table:formula="of:=100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ture du code existant</text:p>
          </table:table-cell>
          <table:table-cell table:style-name="ce2" office:value-type="date" office:date-value="2017-02-15" calcext:value-type="date">
            <text:p>15/02/17</text:p>
          </table:table-cell>
          <table:table-cell table:style-name="ce2"/>
          <table:table-cell office:value-type="float" office:value="70" calcext:value-type="float">
            <text:p>70</text:p>
          </table:table-cell>
          <table:table-cell table:formula="of:=100-[.D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rtage de la Centrale DCC</text:p>
          </table:table-cell>
          <table:table-cell table:style-name="ce2" office:value-type="date" office:date-value="2017-03-05" calcext:value-type="date">
            <text:p>05/03/17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formula="of:=100-[.D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ortage des capteurs/aiguillage</text:p>
          </table:table-cell>
          <table:table-cell table:style-name="ce2" office:value-type="date" office:date-value="2017-03-19" calcext:value-type="date">
            <text:p>19/03/17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formula="of:=100-[.D5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éation des scénario A</text:p>
          </table:table-cell>
          <table:table-cell table:style-name="ce2" office:value-type="date" office:date-value="2017-04-02" calcext:value-type="date">
            <text:p>02/04/17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formula="of:=100-[.D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éfinition interface DCC-IXL</text:p>
          </table:table-cell>
          <table:table-cell table:style-name="ce2" office:value-type="date" office:date-value="2017-02-26" calcext:value-type="date">
            <text:p>26/02/17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formula="of:=100-[.D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éfinition logique IXL</text:p>
          </table:table-cell>
          <table:table-cell table:style-name="ce2" office:value-type="date" office:date-value="2017-03-02" calcext:value-type="date">
            <text:p>02/03/17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formula="of:=100-[.D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mplementation moteur XIL</text:p>
          </table:table-cell>
          <table:table-cell table:style-name="ce2" office:value-type="date" office:date-value="2017-04-27" calcext:value-type="date">
            <text:p>27/04/17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formula="of:=100-[.D9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éation des scenarios B</text:p>
          </table:table-cell>
          <table:table-cell table:style-name="ce2" office:value-type="date" office:date-value="2017-05-07" calcext:value-type="date">
            <text:p>07/05/17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formula="of:=100-[.D1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daction rapport</text:p>
          </table:table-cell>
          <table:table-cell table:style-name="ce2" office:value-type="date" office:date-value="2017-02-01" calcext:value-type="date">
            <text:p>01/02/17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100-[.D11]" office:value-type="float" office:value="90" calcext:value-type="float">
            <text:p>90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3:59:06.53198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50:15.774605718</meta:creation-date>
    <dc:date>2017-02-25T13:59:25.729885479</dc:date>
    <meta:editing-duration>PT26M39S</meta:editing-duration>
    <meta:editing-cycles>6</meta:editing-cycles>
    <meta:generator>LibreOffice/5.2.5.1$Linux_X86_64 LibreOffice_project/20$Build-1</meta:generator>
    <dc:creator>Moi-Même </dc:cre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entury Schoolbook L'" style:font-style-name="Italic" style:font-family-generic="roman" fo:font-size="16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Roman" style:font-family-generic="roman" fo:font-size="10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Bold Italic" style:font-family-generic="roman" fo:font-size="1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53cm" svg:height="10.786cm" xlink:href=".." xlink:type="simple" chart:class="chart:bar" chart:style-name="ch1">
        <chart:title svg:x="12.984cm" svg:y="0.151cm" chart:style-name="ch2">
          <text:p>Diagramme de Gantt psesi</text:p>
        </chart:title>
        <chart:legend svg:x="24.257cm" svg:y="3.427cm" style:legend-expansion="custom" chartooo:width="3.244cm" chartooo:height="2.244cm" style:legend-expansion-aspect-ratio="1.44563279857398" chart:style-name="ch3"/>
        <chart:plot-area chart:style-name="ch4" table:cell-range-address="Sheet1.A2:Sheet1.B11 Sheet1.B1:Sheet1.B1 Sheet1.D1:Sheet1.E11" chart:data-source-has-labels="both" svg:x="4.674cm" svg:y="1.49cm" svg:width="18.535cm" svg:height="7.922cm">
          <chartooo:coordinate-region svg:x="9.98cm" svg:y="1.49cm" svg:width="12.567cm" svg:height="7.222cm"/>
          <chart:axis chart:dimension="x" chart:name="primary-x" chart:style-name="ch5" chartooo:axis-type="auto">
            <chartooo:date-scale/>
            <chart:title svg:x="3.393cm" svg:y="6.268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4.978cm" svg:y="9.476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D2:Sheet1.D11" chart:label-cell-address="Sheet1.D1:Sheet1.D1" chart:class="chart:bar">
            <chart:data-point chart:repeated="10"/>
          </chart:series>
          <chart:series chart:style-name="ch12" chart:values-cell-range-address="Sheet1.E2:Sheet1.E11" chart:label-cell-address="Sheet1.E1:Sheet1.E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ate début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D1:Sheet1.D1</svg:desc>
                </draw:g>
              </table:table-cell>
              <table:table-cell office:value-type="string">
                <text:p>Restant à fair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00">
                <text:p>100</text:p>
                <draw:g>
                  <svg:desc>Sheet1.D2:Sheet1.D11</svg:desc>
                </draw:g>
              </table:table-cell>
              <table:table-cell office:value-type="float" office:value="0">
                <text:p>0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52">
                <text:p>4285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